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b74" officeooo:paragraph-rsid="0001bb74"/>
    </style:style>
    <style:style style:name="P2" style:family="paragraph" style:parent-style-name="Standard">
      <style:text-properties officeooo:rsid="0001bb74" officeooo:paragraph-rsid="00038b80"/>
    </style:style>
    <style:style style:name="P3" style:family="paragraph" style:parent-style-name="Standard">
      <style:text-properties fo:font-size="14pt" fo:font-weight="bold" officeooo:rsid="0001bb74" officeooo:paragraph-rsid="0001bb74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38b80" officeooo:paragraph-rsid="00038b80"/>
    </style:style>
    <style:style style:name="P5" style:family="paragraph" style:parent-style-name="Standard">
      <style:text-properties fo:font-size="12pt" fo:font-weight="normal" officeooo:rsid="00038b80" officeooo:paragraph-rsid="00038b80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38b80" officeooo:paragraph-rsid="00038b80" style:font-size-asian="12pt" style:font-weight-asian="normal" style:font-size-complex="12pt" style:font-weight-complex="normal"/>
    </style:style>
    <style:style style:name="T1" style:family="text">
      <style:text-properties officeooo:rsid="0003bc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acful nature </text:p>
      <text:p text:style-name="P1"/>
      <text:p text:style-name="P1">MAGNet: "A tranquil piano melody with gentle strings and woodwinds, complemented by the sound of nature - bird songs and rustling leaves. The tempo is slow and soothing, with occasional crescendos that capture the majesty of the mountains. "</text:p>
      <text:p text:style-name="P1"/>
      <text:p text:style-name="P1">AudioLDM-2: "A calming piano melody with gentle string harmonies, complemented by the tranquil sounds of bird chirps and flowing water, evoking a peaceful and serene atmosphere reminiscent of a tranquil mountain lake"</text:p>
      <text:p text:style-name="P1"/>
      <text:p text:style-name="P1"/>
      <text:p text:style-name="P1">Riffusion: "A gentle piano melody with soft strings and woodwinds, accompanied by the soothing sound of a waterfall and bird song, creates a tranquil and peaceful ambiance, reminiscent of a serene mountain lake nestled in a lush forest"</text:p>
      <text:p text:style-name="P1"/>
      <text:p text:style-name="P1"/>
      <text:p text:style-name="P1">mustango: <text:s/>A gentle piano melody with soft string harmonies, accompanied by the sound of bird calls and the gentle lapping of waves, creates a peaceful and serene atmosphere inspired by a tranquil lake surrounded by mountains and trees</text:p>
      <text:p text:style-name="P1"/>
      <text:p text:style-name="P1"/>
      <text:p text:style-name="P1">MusicGen: A gentle piano melody with soft string and woodwind accompaniment, mimicking the tranquility of the lake. The sound of bird calls is gently woven into the background, adding a touch of nature. The music swells as the mountains come into view</text:p>
      <text:p text:style-name="P1"/>
      <text:p text:style-name="P3">ocean poet </text:p>
      <text:p text:style-name="P3"/>
      <text:p text:style-name="P5">MAGNet:<text:span text:style-name="T1">(快)</text:span> <text:s/>"A dramatic piano melody with crashing cymbals and ominous strings, building tension as the storm approaches"</text:p>
      <text:p text:style-name="P3"/>
      <text:p text:style-name="P5">AudioLDM-2: "A haunting melody played by a solo violin and cello, accompanied by soft piano chords and distant crashing waves, evokes a sense of introspection and melancholy in this moody scene."</text:p>
      <text:p text:style-name="P1"/>
      <text:p text:style-name="P4">Riffusion: "A haunting melody with ethereal strings and a mournful woodwind, building in intensity as the tempo quickens and thunderous percussion rolls in, evoking the ominous mood of a coming storm at sea"</text:p>
      <text:p text:style-name="P1"/>
      <text:p text:style-name="P1"/>
      <text:p text:style-name="P1">mustango: "A brooding piano melody with ominous strings and gentle percussion, building in intensity as the storm approaches, capturing the raw emotions of introspection and vulnerability."</text:p>
      <text:p text:style-name="P1"/>
      <text:p text:style-name="P2"/>
      <text:p text:style-name="P2">MusicGen: "A dramatic orchestral piece with ominous strings, crashing percussion, and a solitary woodwind melody, conveying a sense of foreboding and introspection as nature's wrath approaches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0:06:04.225482894</meta:creation-date>
    <dc:date>2024-03-13T10:33:52.479098223</dc:date>
    <meta:editing-duration>PT13M3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328" meta:character-count="2111" meta:non-whitespace-character-count="1793"/>
  </office:meta>
</office:document-meta>
</file>